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ff0000" style:font-name="Arial1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top="0in" fo:margin-bottom="0in"/>
    </style:style>
    <style:style style:name="T1" style:family="text">
      <style:text-properties fo:color="#222222"/>
    </style:style>
    <style:style style:name="T2" style:family="text">
      <style:text-properties fo:color="#888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le: Jane Herbert | art gallery</text:p>
      <text:p text:style-name="P4">Description: Preview original paintings for purchase by Maine coastal artist. Shown: Low Pressure 18 x 36” acrylic on canvas $2500. USD</text:p>
      <text:p text:style-name="P4"/>
      <text:p text:style-name="P4">Title: Jane Herbert | “Side Light” Painting</text:p>
      <text:p text:style-name="P4">Description: Evening view from Little Morse Island in Friendship, Maine. 24 x 36” $2500. USD</text:p>
      <text:p text:style-name="P4"/>
      <text:p text:style-name="P4">Title: Jane Herbert | “Vespers” painting</text:p>
      <text:p text:style-name="P4">Description: Late day colors illuminate a dog walker in the field known as Christina's World.</text:p>
      <text:p text:style-name="P4">24 x 30 “ $1500.USD</text:p>
      <text:p text:style-name="P4"/>
      <text:p text:style-name="P4">Title: Jane Herbert | “Eagle Over Hatchet Cove” painting</text:p>
      <text:p text:style-name="P4">Description: Painting of a lone eagle over Maine Islands. 18 x 36” $1500. USD</text:p>
      <text:p text:style-name="P4"/>
      <text:p text:style-name="P4">Title: Jane Herbert</text:p>
      <text:p text:style-name="P4">Description: Painting titled “Ubiquity”</text:p>
      <text:p text:style-name="P4">Quiet mood of low tide in dreamy fog done on the scene. 18 x 24” $900.USD</text:p>
      <text:p text:style-name="P4"/>
      <text:p text:style-name="P4">Title: Jane Herbert | “Dyer River Marsh” painting</text:p>
      <text:p text:style-name="P4">Description: Bucolic scene of Sheepscott meadows the artist completed on the spot.16 x 20” $700.USD</text:p>
      <text:p text:style-name="P4"/>
      <text:p text:style-name="P4">Title: Jane Herbert | Painting on location</text:p>
      <text:p text:style-name="P4">Description: See the artist and her easel outside at favorite spots.</text:p>
      <text:p text:style-name="P4"/>
      <text:p text:style-name="P4">Title: Jane Herbert | “On Lookout Rock” painting</text:p>
      <text:p text:style-name="P4">Description: A perched cormorant with a view of the Atlantic, acrylic on canvas. 8 x 10” $400.USD</text:p>
      <text:p text:style-name="P4"/>
      <text:p text:style-name="P4">Title: Jane Herbert | “Stillness” painting</text:p>
      <text:p text:style-name="P4">Description: Hancock, Maine inlet painted in silver winter tones on canvas. 16 x 20” $1200.USD</text:p>
      <text:p text:style-name="P4"/>
      <text:p text:style-name="P4">Title: Jane Herbert | studio visit</text:p>
      <text:p text:style-name="P4">Description: A peek into the artist's workspace and invitation to visit.</text:p>
      <text:p text:style-name="P4"/>
      <text:p text:style-name="P4">Title: Jane Herbert | contact</text:p>
      <text:p text:style-name="P4">Description: Schedule a studio tour, arrange for purchase and delivery or ask Jane a question.</text:p>
      <text:p text:style-name="P4"/>
      <text:p text:style-name="P4">Title: Jane Herbert| exhibits</text:p>
      <text:p text:style-name="P4">Description: Announcements of special events. Shown: “December Twilight” 18” x 24” $1300.USD</text:p>
      <text:p text:style-name="P3"/>
      <text:p text:style-name="Text_20_body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mand Bosse</meta:initial-creator>
    <meta:creation-date>2020-05-22T17:14:36.75</meta:creation-date>
    <dc:date>2020-05-22T23:42:25.07</dc:date>
    <dc:creator>Normand Bosse</dc:creator>
    <meta:editing-duration>PT6H27M45S</meta:editing-duration>
    <meta:editing-cycles>14</meta:editing-cycles>
    <meta:generator>OpenOffice/4.1.5$Win32 OpenOffice.org_project/415m1$Build-9789</meta:generator>
    <meta:document-statistic meta:table-count="0" meta:image-count="0" meta:object-count="0" meta:page-count="1" meta:paragraph-count="27" meta:word-count="261" meta:character-count="1609"/>
  </office:meta>
</office:document-meta>
</file>